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a6b" officeooo:paragraph-rsid="001afa6b"/>
    </style:style>
    <style:style style:name="P2" style:family="paragraph" style:parent-style-name="Standard">
      <style:text-properties officeooo:rsid="001d8a27" officeooo:paragraph-rsid="001d8a27"/>
    </style:style>
    <style:style style:name="T1" style:family="text">
      <style:text-properties officeooo:rsid="001beb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AilesDeCorbeau est capitaine dans les Dragons Pourpres du Cormyr. Il est sous la responsabilité du comte Jabor Cormaelyr de Tilverton.</text:p>
      <text:p text:style-name="P1">Son visage sec, avec des traits bruts, est le reflet de son charactère. Ses cheveux noirs sont</text:p>
      <text:p text:style-name="P1">Il est chargé (entre autres) de la sécurité de la passe des Gnolls avec des moyens de plus en plus faibles. </text:p>
      <text:p text:style-name="P1">Il n'a pas peur <text:span text:style-name="T1">d'utiliser des méthodes non orthodoxes pour obtenir les résultats que l'on attend de lui.</text:span></text:p>
      <text:p text:style-name="P2">Soldat efficace, forte conscience morale, a à cœur de protéger les valeurs du cormy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2:16:34.904308822</meta:creation-date>
    <meta:generator>LibreOffice/4.2.8.2$Linux_X86_64 LibreOffice_project/420m0$Build-2</meta:generator>
    <dc:date>2016-02-02T13:28:26.609319868</dc:date>
    <meta:editing-duration>P0D</meta:editing-duration>
    <meta:editing-cycles>1</meta:editing-cycles>
    <meta:document-statistic meta:table-count="0" meta:image-count="0" meta:object-count="0" meta:page-count="1" meta:paragraph-count="5" meta:word-count="91" meta:character-count="531" meta:non-whitespace-character-count="444"/>
  </office:meta>
</office:document-meta>
</file>